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font-name="Arial" fo:font-size="10pt" fo:font-style="normal" style:text-underline-style="none" fo:font-weight="normal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/>
        <form:form form:name="Form" form:apply-filter="true" form:command-type="table" form:control-implementation="ooo:com.sun.star.form.component.Form" office:target-frame="" xlink:href="" xlink:type="simple"/>
        <form:form form:name="Form" form:apply-filter="true" form:command-type="table" form:control-implementation="ooo:com.sun.star.form.component.Form" office:target-frame="" xlink:href="" xlink:type="simple"/>
        <form:form form:name="Form" form:apply-filter="true" form:command-type="table" form:control-implementation="ooo:com.sun.star.form.component.Form" office:target-frame="" xlink:href="" xlink:type="simple">
          <form:text form:name="Campo di testo 1" form:control-implementation="ooo:com.sun.star.form.component.TextField" xml:id="control1" form:id="control1" form:tab-stop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ampo di testo 1" form:control-implementation="ooo:com.sun.star.form.component.TextField" xml:id="control2" form:id="control2" form:tab-stop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CHIARAZIONI DELL' INTESTATARIO E COINTESTATARI:</text:p>
      <text:p text:style-name="Standard">Gli intestatari e cointestatari <text:s/><draw:control text:anchor-type="as-char" svg:y="-0.45cm" draw:z-index="0" draw:style-name="gr1" draw:text-style-name="P1" svg:width="3.671cm" svg:height="0.6cm" draw:control="control1"/> <text:s/>firmano per presa visione le sezioni <draw:control text:anchor-type="as-char" svg:y="-0.45cm" draw:z-index="1" draw:style-name="gr1" draw:text-style-name="P1" svg:width="3.671cm" svg:height="0.6cm" draw:control="control2"/>.</text:p>
      <text:p text:style-name="Standard">-<text:tab/>Ai sensi dell'art. 38 c.3-bis DPR n.445/2000 con la sottoscrizione si conferisce potere di rappresentanza al professionista incaricato <text:s/>Sig. ..................... (compilato dinamicamente con il nome del professionista compilatore ) per la presentazione delle istanze, progetti, <text:s/>dichiarazioni, attestazioni e di tutti gli allegati integrativi ad assolvimento degli adempimenti amministrativi previsti o richiesti dal Comune, nonché per il ritiro di atti e documenti inerenti la presente pratica.</text:p>
      <text:p text:style-name="Standard">-<text:tab/>Si dichiara di aver preso visione degli elaborati progettuali redatti e di approvarne il contenuto.</text:p>
      <text:p text:style-name="Standard">-<text:tab/>L’intestatario ed i cointestatari autorizzano l’utilizzo informatico dei propri dati secondo quanto previsto dal “Regolamento UE 2016/679 relativo alla protezione delle persone fisiche con riguardo al trattamento dei dati personali, nonché alla libera circolazione di tali dati e che abroga la direttiva 95/46/CE (regolamento Generale sulla Protezione dei dati)”. L’informativa è pubblicata sul sito Mude all’indirizzo http://www.mude.piemonte.it/.</text:p>
      <text:p text:style-name="Standard">-<text:tab/>I dati personali verranno raccolti e comunque trattati nel rispetto dei principi di correttezza, liceità e tutela della riservatezza, con modalità informatiche ed esclusivamente per finalità di trattamento dei dati personali dichiarati nella domanda e comunicati al Comune territorialmente competente e saranno utilizzati dagli uffici nell’ambito del procedimento per il quale la dichiarazione viene resa.</text:p>
      <text:p text:style-name="Standard">-<text:tab/>i Suoi dati saranno trattati esclusivamente da soggetti incaricati e Responsabili individuati dal Titolare o da soggetti incaricati individuati dal Responsabile, autorizzati ed istruiti in tal senso, adottando tutte quelle misure tecniche ed organizzative adeguate per tutelare i diritti, le libertà e i legittimi interessi che Le sono riconosciuti per legge in qualità di Interessato </text:p>
      <text:p text:style-name="Standard">-<text:tab/>I dati potranno essere comunicati a terzi nei casi previsti dalla Legge 7 agosto 1990, n. 241 (“Nuove norme in materia di procedimento amministrativo e di diritto di accesso ai documenti amministrativi”) ove applicabile, e in caso di controlli sulla veridicità delle dichiarazioni (art. 71 del d.P.R. 28 dicembre 2000 n. 445 (“Testo unico delle disposizioni legislative e regolamentari in materia di documentazione amministrativa”).</text:p>
      <text:p text:style-name="Standard">- L’interessato può in ogni momento esercitare i diritti di accesso, di rettifica, di aggiornamento e di integrazione dei dati come previsto dall’art. 7 del d.lgs. n. 196/2003 <text:s/>dagli artt. da 15 a 22 del Regolamento UE 2016/679. Per esercitare tali diritti tutte le richieste devono essere rivolte al SUAP/S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4-29T17:07:44.76</meta:creation-date>
    <dc:date>2021-01-21T17:30:13.82</dc:date>
    <meta:editing-duration>PT19H52M13S</meta:editing-duration>
    <meta:editing-cycles>73</meta:editing-cycles>
    <meta:generator>OpenOffice/4.1.7$Win32 OpenOffice.org_project/417m1$Build-9800</meta:generator>
    <dc:creator>Giorgio Perda</dc:creator>
    <meta:document-statistic meta:table-count="0" meta:image-count="0" meta:object-count="0" meta:page-count="1" meta:paragraph-count="9" meta:word-count="383" meta:character-count="2711"/>
  </office:meta>
</office:document-meta>
</file>